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08cm" draw:marker-end-width="0.0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8cm" draw:marker-end-width="0.28cm" draw:fill-color="#00ff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8cm" svg:stroke-color="#000000" draw:marker-start-width="0.32cm" draw:marker-end-width="0.32cm" draw:fill-color="#00ff00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6cm" svg:height="8.4cm" svg:x="9.25cm" svg:y="9.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" draw:text-style-name="P1" draw:layer="layout" svg:width="1cm" svg:height="1cm" svg:x="9.55cm" svg:y="8.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path draw:style-name="gr2" draw:text-style-name="P1" draw:layer="layout" svg:width="5.396cm" svg:height="0.958cm" draw:transform="rotate (0.299847565492626) translate (10.2996480258081cm 9.725505276167cm)" svg:viewBox="0 0 5397 959" svg:d="m0 959c5053-1787 5397-529 5397-529">
              <text:p/>
            </draw:path>
            <draw:path draw:style-name="gr2" draw:text-style-name="P1" draw:layer="layout" svg:width="5.154cm" svg:height="1.298cm" draw:transform="rotate (1.03794730616103) translate (12.9643464479576cm 12.982273499375cm)" svg:viewBox="0 0 5155 1299" svg:d="m0 1299c4528 0 5155-1299 5155-1299">
              <text:p/>
            </draw:path>
            <draw:path draw:style-name="gr2" draw:text-style-name="P1" draw:layer="layout" svg:width="4.898cm" svg:height="2.135cm" draw:transform="skewX (-0.0448549617762543) rotate (-0.0703367688553718) translate (10.6959818585896cm 16.1976949582662cm)" svg:viewBox="0 0 4899 2136" svg:d="m0 509c5013 3936 4899-509 4899-509">
              <text:p/>
            </draw:path>
            <draw:path draw:style-name="gr2" draw:text-style-name="P1" draw:layer="layout" svg:width="3.16cm" svg:height="0.815cm" draw:transform="rotate (-0.840899633610868) translate (14.0830000000392cm 13.641999999965cm)" svg:viewBox="0 0 3161 816" svg:d="m0 0c2550 0 3161 816 3161 816">
              <text:p/>
            </draw:path>
          </draw:g>
          <draw:g>
            <draw:path draw:style-name="gr3" draw:text-style-name="P1" draw:layer="layout" svg:width="5.396cm" svg:height="0.958cm" draw:transform="rotate (-0.299847565492627) translate (4.64497230852874cm 8.13131131088341cm)" svg:viewBox="0 0 5397 959" svg:d="m5397 959c-5053-1787-5397-529-5397-529">
              <text:p/>
            </draw:path>
            <draw:path draw:style-name="gr3" draw:text-style-name="P1" draw:layer="layout" svg:width="5.153cm" svg:height="1.3cm" draw:transform="rotate (-1.03759824031063) translate (4.518cm 8.542cm)" svg:viewBox="0 0 5154 1301" svg:d="m5154 1301c-4527-2-5154-1301-5154-1301">
              <text:p/>
            </draw:path>
            <draw:path draw:style-name="gr3" draw:text-style-name="P1" draw:layer="layout" svg:width="4.898cm" svg:height="2.135cm" draw:transform="skewX (0.0448549617762543) rotate (0.0703367688553715) translate (4.51778667938285cm 16.5420150290754cm)" svg:viewBox="0 0 4899 2136" svg:d="m4899 509c-5012 3936-4899-509-4899-509">
              <text:p/>
            </draw:path>
            <draw:path draw:style-name="gr3" draw:text-style-name="P1" draw:layer="layout" svg:width="3.16cm" svg:height="0.815cm" draw:transform="rotate (0.840725100685668) translate (3.90968919881411cm 15.9975339680993cm)" svg:viewBox="0 0 3161 816" svg:d="m3161 0c-2549 0-3161 816-3161 816">
              <text:p/>
            </draw:path>
          </draw:g>
        </draw:g>
        <draw:g>
          <draw:custom-shape draw:style-name="gr4" draw:text-style-name="P1" draw:layer="layout" svg:width="0.6cm" svg:height="0.6cm" svg:x="12cm" svg:y="13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cm" svg:height="0.6cm" svg:x="14.3cm" svg:y="9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cm" svg:height="0.6cm" svg:x="13.8cm" svg:y="17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6cm" svg:height="0.6cm" svg:x="7.5cm" svg:y="13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1" draw:layer="layout" svg:width="0.6cm" svg:height="0.6cm" svg:x="5.2cm" svg:y="9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1" draw:layer="layout" svg:width="0.6cm" svg:height="0.6cm" svg:x="5.7cm" svg:y="17.1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6" draw:layer="layout" svg:width="6.602cm" svg:height="0.962cm" svg:x="6.898cm" svg:y="19.1cm">
          <draw:text-box>
            <text:p>The Butterfly Networ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urukesh Mohanan</meta:initial-creator>
    <meta:creation-date>2013-08-21T15:08:29</meta:creation-date>
    <dc:date>2013-08-21T15:53:39</dc:date>
    <dc:creator>Murukesh Mohanan</dc:creator>
    <meta:editing-duration>PT14M40S</meta:editing-duration>
    <meta:editing-cycles>1</meta:editing-cycles>
    <meta:document-statistic meta:object-count="23"/>
    <meta:generator>LibreOffice/4.0.2.2$Linux_X86_64 LibreOffice_project/400m0$Build-2</meta:generator>
  </office:meta>
</office:document-meta>
</file>